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h text:style-name="Heading_20_1" text:outline-level="1"><text:bookmark-start text:name="logging-and-monitoring"/>Logging and Monitoring<text:bookmark-end text:name="logging-and-monitoring"/></text:h>
      <text:h text:style-name="Heading_20_2" text:outline-level="2"><text:bookmark-start text:name="objective"/>Objective<text:bookmark-end text:name="objective"/></text:h>
      <text:p text:style-name="First_20_paragraph">Enable logging for the cloud environment and for cloud-based workloads.</text:p>
      <text:h text:style-name="Heading_20_2" text:outline-level="2"><text:bookmark-start text:name="key-considerations"/>Key Considerations<text:bookmark-end text:name="key-considerations"/></text:h>
      <text:list text:style-name="L1">
        <text:list-item>
          <text:p text:style-name="P1">[ ] Implement adequate level of logging and reporting, including a security audit log function in all information systems.</text:p>
        </text:list-item>
        <text:list-item>
          <text:p text:style-name="P1">[ ] Identify the events within the solution that must be audited in accordance with <text:a xlink:type="simple" xlink:href="https://www.gcpedia.gc.ca/gcwiki/images/e/e3/GC_Event_Logging_Strategy.pdf" office:name=""><text:span text:style-name="Definition">GC Event Logging</text:span></text:a>.</text:p>
        </text:list-item>
      </text:list>
      <text:p text:style-name="First_20_paragraph"><text:span text:style-name="T1">Note:</text:span> You may need to configure your solution to send the audit log records to a centralized logging facility, if one is available, where existing auditing mechanisms will be applied.</text:p>
      <text:list text:style-name="L2">
        <text:list-item>
          <text:p text:style-name="P2">[ ] Configure alerts and notifications to be sent to the appropriate contact/team in the organization.</text:p>
        </text:list-item>
        <text:list-item>
          <text:p text:style-name="P2">[ ] Configure or use an authoritative time source for the time-stamp of the audit records generated by your solution components.</text:p>
        </text:list-item>
        <text:list-item>
          <text:p text:style-name="P2">[ ] Continuously monitor system events and performance.</text:p>
        </text:list-item>
      </text:list>
      <text:h text:style-name="Heading_20_2" text:outline-level="2"><text:bookmark-start text:name="validation"/>Validation<text:bookmark-end text:name="validation"/></text:h>
      <text:list text:style-name="L3">
        <text:list-item>
          <text:p text:style-name="P3">[ ] Confirm policy for event logging is implemented.</text:p>
        </text:list-item>
        <text:list-item>
          <text:p text:style-name="P3">[ ] Confirm event logs are being generated.</text:p>
        </text:list-item>
        <text:list-item>
          <text:p text:style-name="P3">[ ] Confirm that security contact information has been configured to receive alerts and notifications.</text:p>
        </text:list-item>
      </text:list>
      <text:h text:style-name="Heading_20_2" text:outline-level="2"><text:bookmark-start text:name="applicable-service-models"/>Applicable Service Models<text:bookmark-end text:name="applicable-service-models"/></text:h>
      <text:list text:style-name="L4">
        <text:list-item>
          <text:p text:style-name="P4">IaaS, PaaS, SaaS</text:p>
        </text:list-item>
      </text:list>
      <text:h text:style-name="Heading_20_2" text:outline-level="2"><text:bookmark-start text:name="references"/>References<text:bookmark-end text:name="references"/></text:h>
      <text:list text:style-name="L5">
        <text:list-item>
          <text:p text:style-name="P5"><text:a xlink:type="simple" xlink:href="https://www.canada.ca/en/treasury-board-secretariat/services/access-information-privacy/security-identity-management/direction-secure-use-commercial-cloud-services-spin.html" office:name=""><text:span text:style-name="Definition">SPIN 2017-01</text:span></text:a>, subsection 6.3.1</text:p>
        </text:list-item>
        <text:list-item>
          <text:p text:style-name="P5">CSE Top 10 #1, 5, 8</text:p>
        </text:list-item>
        <text:list-item>
          <text:p text:style-name="P5">Refer to <text:a xlink:type="simple" xlink:href="https://www.gcpedia.gc.ca/gcwiki/images/e/e3/GC_Event_Logging_Strategy.pdf" office:name=""><text:span text:style-name="Definition">GC Event Logging Guidance</text:span></text:a></text:p>
        </text:list-item>
        <text:list-item>
          <text:p text:style-name="P5">Related security controls: AU‑2, AU‑3, AU‑6, AU‑8, AU‑9, AU‑9(4), AU‑12, SI-4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creator/>
  </office:meta>
</office:document-meta>
</file>